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69mm"/>
    </style:style>
    <style:style style:name="co3" style:family="table-column">
      <style:table-column-properties fo:break-before="auto" style:column-width="26.32mm"/>
    </style:style>
    <style:style style:name="co4" style:family="table-column">
      <style:table-column-properties fo:break-before="auto" style:column-width="57.5mm"/>
    </style:style>
    <style:style style:name="co5" style:family="table-column">
      <style:table-column-properties fo:break-before="auto" style:column-width="29.35mm"/>
    </style:style>
    <style:style style:name="co6" style:family="table-column">
      <style:table-column-properties fo:break-before="auto" style:column-width="20.78mm"/>
    </style:style>
    <style:style style:name="co7" style:family="table-column">
      <style:table-column-properties fo:break-before="auto" style:column-width="24.87mm"/>
    </style:style>
    <style:style style:name="co8" style:family="table-column">
      <style:table-column-properties fo:break-before="auto" style:column-width="85.76mm"/>
    </style:style>
    <style:style style:name="co9" style:family="table-column">
      <style:table-column-properties fo:break-before="auto" style:column-width="29.92mm"/>
    </style:style>
    <style:style style:name="co10" style:family="table-column">
      <style:table-column-properties fo:break-before="auto" style:column-width="42.9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3" style:family="table-cell" style:parent-style-name="Default" style:data-style-name="N108">
      <style:text-properties fo:font-weight="bold" style:font-weight-asian="bold" style:font-weight-complex="bold"/>
    </style:style>
    <style:style style:name="ce4" style:family="table-cell" style:parent-style-name="Default" style:data-style-name="N41"/>
  </office:automatic-styles>
  <office:body>
    <office:spreadsheet>
      <table:calculation-settings table:automatic-find-labels="false"/>
      <table:table table:name="Kosten 16.03.201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Menge benötigt</text:p>
          </table:table-cell>
          <table:table-cell office:value-type="string" calcext:value-type="string">
            <text:p>Menge anteilig</text:p>
          </table:table-cell>
          <table:table-cell table:style-name="Default" office:value-type="string" calcext:value-type="string">
            <text:p>Einzelpre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lnehmer Anzah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3" office:value-type="currency" office:currency="EUR" office:value="200" calcext:value-type="currency">
            <text:p>200.00 €</text:p>
          </table:table-cell>
          <table:table-cell/>
        </table:table-row>
        <table:table-row table:style-name="ro1">
          <table:table-cell office:value-type="string" calcext:value-type="string">
            <text:p>Lehr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chstationen</text:p>
          </table:table-cell>
          <table:table-cell table:formula="of:=ROUND([.B2]/4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Infrastruktur</text:p>
          </table:table-cell>
          <table:table-cell table:style-name="ce1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aum anmie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.00 €</text:p>
          </table:table-cell>
          <table:table-cell table:formula="of:=[.C8]*[.D8]*[.B8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 office:value-type="string" calcext:value-type="string">
            <text:p>Versicherung Veranstaltungshaftpflicht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currency" office:currency="EUR" office:value="85" calcext:value-type="currency">
            <text:p>85.00 €</text:p>
          </table:table-cell>
          <table:table-cell table:formula="of:=[.C9]*[.D9]*[.B9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 office:value-type="string" calcext:value-type="string">
            <text:p>Unterlage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.6" calcext:value-type="currency">
            <text:p>6.60 €</text:p>
          </table:table-cell>
          <table:table-cell table:formula="of:=[.D10]*[.C10]*[.B10]" office:value-type="currency" office:currency="EUR" office:value="66" calcext:value-type="currency">
            <text:p>66.00 €</text:p>
          </table:table-cell>
          <table:table-cell table:style-name="ce2" table:formula="of:=SUM([.E8:.E10])" office:value-type="currency" office:currency="EUR" office:value="66" calcext:value-type="currency">
            <text:p>66.00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Brauzutaten</text:p>
          </table:table-cell>
          <table:table-cell table:style-name="ce1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alz Wiener [kg]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currency" office:currency="EUR" office:value="1.92" calcext:value-type="currency">
            <text:p>1.92 €</text:p>
          </table:table-cell>
          <table:table-cell table:formula="of:=[.D13]*[.C13]*[.B13]" office:value-type="currency" office:currency="EUR" office:value="10.08" calcext:value-type="currency">
            <text:p>10.08 €</text:p>
          </table:table-cell>
          <table:table-cell/>
        </table:table-row>
        <table:table-row table:style-name="ro1">
          <table:table-cell office:value-type="string" calcext:value-type="string">
            <text:p>Malz Pilsener [kg]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currency" office:currency="EUR" office:value="1.98" calcext:value-type="currency">
            <text:p>1.98 €</text:p>
          </table:table-cell>
          <table:table-cell table:formula="of:=[.D14]*[.C14]*[.B14]" office:value-type="currency" office:currency="EUR" office:value="5.346" calcext:value-type="currency">
            <text:p>5.35 €</text:p>
          </table:table-cell>
          <table:table-cell/>
        </table:table-row>
        <table:table-row table:style-name="ro1">
          <table:table-cell office:value-type="string" calcext:value-type="string">
            <text:p>Hopfen Magnum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3/100" office:value-type="float" office:value="0.03" calcext:value-type="float">
            <text:p>0.03</text:p>
          </table:table-cell>
          <table:table-cell office:value-type="currency" office:currency="EUR" office:value="4.49" calcext:value-type="currency">
            <text:p>4.49 €</text:p>
          </table:table-cell>
          <table:table-cell table:formula="of:=[.D15]*[.C15]*[.B15]" office:value-type="currency" office:currency="EUR" office:value="0.4041" calcext:value-type="currency">
            <text:p>0.40 €</text:p>
          </table:table-cell>
          <table:table-cell/>
        </table:table-row>
        <table:table-row table:style-name="ro1">
          <table:table-cell office:value-type="string" calcext:value-type="string">
            <text:p>Hopfen Cascade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15/100" office:value-type="float" office:value="0.15" calcext:value-type="float">
            <text:p>0.15</text:p>
          </table:table-cell>
          <table:table-cell office:value-type="currency" office:currency="EUR" office:value="5.49" calcext:value-type="currency">
            <text:p>5.49 €</text:p>
          </table:table-cell>
          <table:table-cell table:formula="of:=[.D16]*[.C16]*[.B16]" office:value-type="currency" office:currency="EUR" office:value="2.4705" calcext:value-type="currency">
            <text:p>2.47 €</text:p>
          </table:table-cell>
          <table:table-cell/>
        </table:table-row>
        <table:table-row table:style-name="ro1">
          <table:table-cell office:value-type="string" calcext:value-type="string">
            <text:p>Hopfen Spalter Select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11/100" office:value-type="float" office:value="0.11" calcext:value-type="float">
            <text:p>0.11</text:p>
          </table:table-cell>
          <table:table-cell office:value-type="currency" office:currency="EUR" office:value="4.89" calcext:value-type="currency">
            <text:p>4.89 €</text:p>
          </table:table-cell>
          <table:table-cell table:formula="of:=[.D17]*[.C17]*[.B17]" office:value-type="currency" office:currency="EUR" office:value="1.6137" calcext:value-type="currency">
            <text:p>1.61 €</text:p>
          </table:table-cell>
          <table:table-cell/>
        </table:table-row>
        <table:table-row table:style-name="ro1">
          <table:table-cell office:value-type="string" calcext:value-type="string">
            <text:p>Hefe Packung</text:p>
          </table:table-cell>
          <table:table-cell table:formula="of:=[.$B$4]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currency" office:currency="EUR" office:value="3.5" calcext:value-type="currency">
            <text:p>3.50 €</text:p>
          </table:table-cell>
          <table:table-cell table:formula="of:=[.D18]*ROUNDUP([.C18]*[.B18])" office:value-type="currency" office:currency="EUR" office:value="7" calcext:value-type="currency">
            <text:p>7.00 €</text:p>
          </table:table-cell>
          <table:table-cell/>
        </table:table-row>
        <table:table-row table:style-name="ro1">
          <table:table-cell office:value-type="string" calcext:value-type="string">
            <text:p>Vers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5.99" calcext:value-type="currency">
            <text:p>5.99 €</text:p>
          </table:table-cell>
          <table:table-cell table:formula="of:=[.D19]*[.C19]*[.B19]" office:value-type="currency" office:currency="EUR" office:value="5.99" calcext:value-type="currency">
            <text:p>5.99 €</text:p>
          </table:table-cell>
          <table:table-cell/>
        </table:table-row>
        <table:table-row table:style-name="ro1">
          <table:table-cell office:value-type="string" calcext:value-type="string">
            <text:p>Wasserbehälter 5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79" calcext:value-type="currency">
            <text:p>0.79 €</text:p>
          </table:table-cell>
          <table:table-cell table:formula="of:=[.D20]*[.C20]*[.B20]" office:value-type="currency" office:currency="EUR" office:value="0" calcext:value-type="currency">
            <text:p>0.00 €</text:p>
          </table:table-cell>
          <table:table-cell table:style-name="ce2" table:formula="of:=SUM([.E13:.E20])" office:value-type="currency" office:currency="EUR" office:value="32.9043" calcext:value-type="currency">
            <text:p>32.90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Esse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eberkäse</text:p>
          </table:table-cell>
          <table:table-cell table:formula="of:=[.$B$2]+[.$B$3]" office:value-type="float" office:value="11" calcext:value-type="float">
            <text:p>11</text:p>
          </table:table-cell>
          <table:table-cell office:value-type="float" office:value="0.23" calcext:value-type="float">
            <text:p>0.23</text:p>
          </table:table-cell>
          <table:table-cell office:value-type="currency" office:currency="EUR" office:value="4.72" calcext:value-type="currency">
            <text:p>4.72 €</text:p>
          </table:table-cell>
          <table:table-cell table:formula="of:=[.D23]*ROUNDUP([.C23]*[.B23])" office:value-type="currency" office:currency="EUR" office:value="14.16" calcext:value-type="currency">
            <text:p>14.16 €</text:p>
          </table:table-cell>
          <table:table-cell/>
        </table:table-row>
        <table:table-row table:style-name="ro1">
          <table:table-cell office:value-type="string" calcext:value-type="string">
            <text:p>B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2" calcext:value-type="currency">
            <text:p>3.20 €</text:p>
          </table:table-cell>
          <table:table-cell table:formula="of:=[.D24]*ROUNDUP([.C24]*[.B24])" office:value-type="currency" office:currency="EUR" office:value="9.6" calcext:value-type="currency">
            <text:p>9.60 €</text:p>
          </table:table-cell>
          <table:table-cell/>
        </table:table-row>
        <table:table-row table:style-name="ro1">
          <table:table-cell office:value-type="string" calcext:value-type="string">
            <text:p>Breze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5" calcext:value-type="currency">
            <text:p>0.65 €</text:p>
          </table:table-cell>
          <table:table-cell table:formula="of:=[.B25]*[.C25]*[.D25]" office:value-type="currency" office:currency="EUR" office:value="7.15" calcext:value-type="currency">
            <text:p>7.15 €</text:p>
          </table:table-cell>
          <table:table-cell/>
        </table:table-row>
        <table:table-row table:style-name="ro2">
          <table:table-cell office:value-type="string" calcext:value-type="string">
            <text:p>Sen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.49 €</text:p>
          </table:table-cell>
          <table:table-cell table:formula="of:=[.D26]*[.C26]*[.B26]" office:value-type="currency" office:currency="EUR" office:value="0.49" calcext:value-type="currency">
            <text:p>0.49 €</text:p>
          </table:table-cell>
          <table:table-cell/>
        </table:table-row>
        <table:table-row table:style-name="ro2">
          <table:table-cell office:value-type="string" calcext:value-type="string">
            <text:p>Senf süß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.49 €</text:p>
          </table:table-cell>
          <table:table-cell table:formula="of:=[.D27]*[.C27]*[.B27]" office:value-type="currency" office:currency="EUR" office:value="0.49" calcext:value-type="currency">
            <text:p>0.49 €</text:p>
          </table:table-cell>
          <table:table-cell/>
        </table:table-row>
        <table:table-row table:style-name="ro2">
          <table:table-cell office:value-type="string" calcext:value-type="string">
            <text:p>Kartoffelsal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49" calcext:value-type="currency">
            <text:p>1.49 €</text:p>
          </table:table-cell>
          <table:table-cell table:formula="of:=[.D28]*[.C28]*[.B28]" office:value-type="currency" office:currency="EUR" office:value="2.98" calcext:value-type="currency">
            <text:p>2.98 €</text:p>
          </table:table-cell>
          <table:table-cell/>
        </table:table-row>
        <table:table-row table:style-name="ro1">
          <table:table-cell office:value-type="string" calcext:value-type="string">
            <text:p>Biertasting (5L Kasten Eigenbrau + halber Kasten dive + 2 teur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18.95" calcext:value-type="currency">
            <text:p>18.95 €</text:p>
          </table:table-cell>
          <table:table-cell table:formula="of:=[.B29]*[.C29]*[.D29]" office:value-type="currency" office:currency="EUR" office:value="18.95" calcext:value-type="currency">
            <text:p>18.95 €</text:p>
          </table:table-cell>
          <table:table-cell/>
        </table:table-row>
        <table:table-row table:style-name="ro2">
          <table:table-cell office:value-type="string" calcext:value-type="string">
            <text:p>löslicher Kaff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.99" calcext:value-type="currency">
            <text:p>4.99 €</text:p>
          </table:table-cell>
          <table:table-cell table:formula="of:=[.D30]*[.C30]*[.B30]" office:value-type="currency" office:currency="EUR" office:value="0" calcext:value-type="currency">
            <text:p>0.00 €</text:p>
          </table:table-cell>
          <table:table-cell table:style-name="ce2" table:formula="of:=SUM([.E23:.E32])" office:value-type="currency" office:currency="EUR" office:value="58.32" calcext:value-type="currency">
            <text:p>58.32 €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member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75" calcext:value-type="float">
            <text:p>0.75</text:p>
          </table:table-cell>
          <table:table-cell table:formula="of:=[.B32]*[.C32]*[.D32]" office:value-type="currency" office:currency="EUR" office:value="4.5" calcext:value-type="currency">
            <text:p>4.50 €</text:p>
          </table:table-cell>
          <table:table-cell/>
        </table:table-row>
        <table:table-row table:style-name="ro2">
          <table:table-cell office:value-type="string" calcext:value-type="string">
            <text:p>Bri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19" calcext:value-type="float">
            <text:p>1.19</text:p>
          </table:table-cell>
          <table:table-cell table:formula="of:=[.B33]*[.C33]*[.D33]" office:value-type="currency" office:currency="EUR" office:value="2.38" calcext:value-type="currency">
            <text:p>2.38 €</text:p>
          </table:table-cell>
          <table:table-cell/>
        </table:table-row>
        <table:table-row table:style-name="ro2">
          <table:table-cell office:value-type="string" calcext:value-type="string">
            <text:p>Butt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.69" calcext:value-type="float">
            <text:p>1.69</text:p>
          </table:table-cell>
          <table:table-cell table:formula="of:=[.B34]*[.C34]*[.D34]" office:value-type="currency" office:currency="EUR" office:value="1.69" calcext:value-type="currency">
            <text:p>1.69 €</text:p>
          </table:table-cell>
          <table:table-cell/>
        </table:table-row>
        <table:table-row table:style-name="ro2">
          <table:table-cell office:value-type="string" calcext:value-type="string">
            <text:p>Gewürz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formula="of:=[.B35]*[.C35]*[.D35]" office:value-type="currency" office:currency="EUR" office:value="0" calcext:value-type="currency">
            <text:p>0.00 €</text:p>
          </table:table-cell>
          <table:table-cell/>
        </table:table-row>
        <table:table-row table:style-name="ro2">
          <table:table-cell office:value-type="string" calcext:value-type="string">
            <text:p>Zwiebel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B36]*[.C36]*[.D36]" office:value-type="currency" office:currency="EUR" office:value="0" calcext:value-type="currency">
            <text:p>0.00 €</text:p>
          </table:table-cell>
          <table:table-cell table:style-name="ce2" table:formula="of:=SUM([.E32:.E36])" office:value-type="currency" office:currency="EUR" office:value="8.57" calcext:value-type="currency">
            <text:p>8.57 €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Sonstiges</text:p>
          </table:table-cell>
          <table:table-cell table:number-columns-repeated="2"/>
          <table:table-cell table:style-name="Default" table:number-columns-repeated="2"/>
          <table:table-cell table:formula="of:=1.99*3" office:value-type="float" office:value="5.97" calcext:value-type="float">
            <text:p>5.97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style-name="ce2" table:formula="of:=SUM([.F10:.F36])" office:value-type="currency" office:currency="EUR" office:value="165.7943" calcext:value-type="currency">
            <text:p>165.79 €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office:value-type="string" calcext:value-type="string">
            <text:p>Gewinn</text:p>
          </table:table-cell>
          <table:table-cell table:style-name="ce2" table:formula="of:=[.E2]-[.F40]" office:value-type="currency" office:currency="EUR" office:value="34.2057" calcext:value-type="currency">
            <text:p>34.21 €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/>
          <table:table-cell table:style-name="ce2"/>
        </table:table-row>
      </table:table>
      <table:table table:name="Kosten 17.11.2018" table:style-name="ta1"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ce2"/>
        <table:table-column table:style-name="co1" table:default-cell-style-name="ce2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Menge benötigt</text:p>
          </table:table-cell>
          <table:table-cell office:value-type="string" calcext:value-type="string">
            <text:p>Menge anteilig</text:p>
          </table:table-cell>
          <table:table-cell table:style-name="Default" office:value-type="string" calcext:value-type="string">
            <text:p>Einzelpre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lnehmer Anzah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4" calcext:value-type="currency">
            <text:p>54.00 €</text:p>
          </table:table-cell>
          <table:table-cell table:style-name="ce3" table:formula="of:=[.D2]*[.C2]*[.B2]" office:value-type="currency" office:currency="EUR" office:value="918" calcext:value-type="currency">
            <text:p>918.00 €</text:p>
          </table:table-cell>
          <table:table-cell/>
        </table:table-row>
        <table:table-row table:style-name="ro1">
          <table:table-cell office:value-type="string" calcext:value-type="string">
            <text:p>Lehr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chstationen</text:p>
          </table:table-cell>
          <table:table-cell table:formula="of:=ROUND([.B2]/4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Infrastruktur</text:p>
          </table:table-cell>
          <table:table-cell table:style-name="ce1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aum anmiet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.00 €</text:p>
          </table:table-cell>
          <table:table-cell table:formula="of:=[.C8]*[.D8]" office:value-type="currency" office:currency="EUR" office:value="70" calcext:value-type="currency">
            <text:p>70.00 €</text:p>
          </table:table-cell>
          <table:table-cell/>
        </table:table-row>
        <table:table-row table:style-name="ro1">
          <table:table-cell office:value-type="string" calcext:value-type="string">
            <text:p>Versicherung Veranstaltungshaftpflicht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currency" office:currency="EUR" office:value="170" calcext:value-type="currency">
            <text:p>170.00 €</text:p>
          </table:table-cell>
          <table:table-cell table:formula="of:=[.C9]*[.D9]" office:value-type="currency" office:currency="EUR" office:value="85" calcext:value-type="currency">
            <text:p>85.00 €</text:p>
          </table:table-cell>
          <table:table-cell/>
        </table:table-row>
        <table:table-row table:style-name="ro1">
          <table:table-cell office:value-type="string" calcext:value-type="string">
            <text:p>Unterlage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.85" calcext:value-type="currency">
            <text:p>5.85 €</text:p>
          </table:table-cell>
          <table:table-cell table:formula="of:=[.D10]*[.C10]*[.B10]" office:value-type="currency" office:currency="EUR" office:value="117" calcext:value-type="currency">
            <text:p>117.00 €</text:p>
          </table:table-cell>
          <table:table-cell table:style-name="ce2" table:formula="of:=SUM([.E8:.E10])" office:value-type="currency" office:currency="EUR" office:value="272" calcext:value-type="currency">
            <text:p>272.00 €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Brauzutaten</text:p>
          </table:table-cell>
          <table:table-cell table:style-name="ce1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alz Wi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currency" office:currency="EUR" office:value="1.92" calcext:value-type="currency">
            <text:p>1.92 €</text:p>
          </table:table-cell>
          <table:table-cell table:formula="of:=[.D13]*[.C13]*[.B13]" office:value-type="currency" office:currency="EUR" office:value="13.44" calcext:value-type="currency">
            <text:p>13.44 €</text:p>
          </table:table-cell>
          <table:table-cell/>
        </table:table-row>
        <table:table-row table:style-name="ro1">
          <table:table-cell office:value-type="string" calcext:value-type="string">
            <text:p>Malz Pils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currency" office:currency="EUR" office:value="1.98" calcext:value-type="currency">
            <text:p>1.98 €</text:p>
          </table:table-cell>
          <table:table-cell table:formula="of:=[.D14]*[.C14]*[.B14]" office:value-type="currency" office:currency="EUR" office:value="7.128" calcext:value-type="currency">
            <text:p>7.13 €</text:p>
          </table:table-cell>
          <table:table-cell/>
        </table:table-row>
        <table:table-row table:style-name="ro1">
          <table:table-cell office:value-type="string" calcext:value-type="string">
            <text:p>Hopfen Magnum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3/100" office:value-type="float" office:value="0.03" calcext:value-type="float">
            <text:p>0.03</text:p>
          </table:table-cell>
          <table:table-cell office:value-type="currency" office:currency="EUR" office:value="4.49" calcext:value-type="currency">
            <text:p>4.49 €</text:p>
          </table:table-cell>
          <table:table-cell table:formula="of:=[.D15]*[.C15]*[.B15]" office:value-type="currency" office:currency="EUR" office:value="0.5388" calcext:value-type="currency">
            <text:p>0.54 €</text:p>
          </table:table-cell>
          <table:table-cell/>
        </table:table-row>
        <table:table-row table:style-name="ro1">
          <table:table-cell office:value-type="string" calcext:value-type="string">
            <text:p>Hopfen Cascade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5/100" office:value-type="float" office:value="0.15" calcext:value-type="float">
            <text:p>0.15</text:p>
          </table:table-cell>
          <table:table-cell office:value-type="currency" office:currency="EUR" office:value="5.49" calcext:value-type="currency">
            <text:p>5.49 €</text:p>
          </table:table-cell>
          <table:table-cell table:formula="of:=[.D16]*[.C16]*[.B16]" office:value-type="currency" office:currency="EUR" office:value="3.294" calcext:value-type="currency">
            <text:p>3.29 €</text:p>
          </table:table-cell>
          <table:table-cell/>
        </table:table-row>
        <table:table-row table:style-name="ro1">
          <table:table-cell office:value-type="string" calcext:value-type="string">
            <text:p>Hopfen Spalter Select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1/100" office:value-type="float" office:value="0.11" calcext:value-type="float">
            <text:p>0.11</text:p>
          </table:table-cell>
          <table:table-cell office:value-type="currency" office:currency="EUR" office:value="4.89" calcext:value-type="currency">
            <text:p>4.89 €</text:p>
          </table:table-cell>
          <table:table-cell table:formula="of:=[.D17]*[.C17]*[.B17]" office:value-type="currency" office:currency="EUR" office:value="2.1516" calcext:value-type="currency">
            <text:p>2.15 €</text:p>
          </table:table-cell>
          <table:table-cell/>
        </table:table-row>
        <table:table-row table:style-name="ro1">
          <table:table-cell office:value-type="string" calcext:value-type="string">
            <text:p>Hefe Packung</text:p>
          </table:table-cell>
          <table:table-cell table:formula="of:=[.$B$4]"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currency" office:currency="EUR" office:value="3.5" calcext:value-type="currency">
            <text:p>3.50 €</text:p>
          </table:table-cell>
          <table:table-cell table:formula="of:=[.D18]*[.C18]*[.B18]" office:value-type="currency" office:currency="EUR" office:value="7" calcext:value-type="currency">
            <text:p>7.00 €</text:p>
          </table:table-cell>
          <table:table-cell/>
        </table:table-row>
        <table:table-row table:style-name="ro1">
          <table:table-cell office:value-type="string" calcext:value-type="string">
            <text:p>Vers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5.99" calcext:value-type="currency">
            <text:p>5.99 €</text:p>
          </table:table-cell>
          <table:table-cell table:formula="of:=[.D19]*[.C19]*[.B19]" office:value-type="currency" office:currency="EUR" office:value="5.99" calcext:value-type="currency">
            <text:p>5.99 €</text:p>
          </table:table-cell>
          <table:table-cell/>
        </table:table-row>
        <table:table-row table:style-name="ro1">
          <table:table-cell office:value-type="string" calcext:value-type="string">
            <text:p>Wasserbehälter 5L</text:p>
          </table:table-cell>
          <table:table-cell table:formula="of:=[.$B$4]*1.2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79" calcext:value-type="currency">
            <text:p>0.79 €</text:p>
          </table:table-cell>
          <table:table-cell table:formula="of:=[.D20]*[.C20]*[.B20]" office:value-type="currency" office:currency="EUR" office:value="7.9" calcext:value-type="currency">
            <text:p>7.90 €</text:p>
          </table:table-cell>
          <table:table-cell table:style-name="ce2" table:formula="of:=SUM([.E13:.E20])" office:value-type="currency" office:currency="EUR" office:value="47.4424" calcext:value-type="currency">
            <text:p>47.44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Esse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eberkäse</text:p>
          </table:table-cell>
          <table:table-cell table:formula="of:=[.$B$2]+[.$B$3]" office:value-type="float" office:value="19" calcext:value-type="float">
            <text:p>19</text:p>
          </table:table-cell>
          <table:table-cell office:value-type="float" office:value="0.3" calcext:value-type="float">
            <text:p>0.3</text:p>
          </table:table-cell>
          <table:table-cell office:value-type="currency" office:currency="EUR" office:value="6.99" calcext:value-type="currency">
            <text:p>6.99 €</text:p>
          </table:table-cell>
          <table:table-cell table:formula="of:=[.D23]*ROUNDUP([.C23]*[.B23])" office:value-type="currency" office:currency="EUR" office:value="41.94" calcext:value-type="currency">
            <text:p>41.94 €</text:p>
          </table:table-cell>
          <table:table-cell/>
        </table:table-row>
        <table:table-row table:style-name="ro1">
          <table:table-cell office:value-type="string" calcext:value-type="string">
            <text:p>B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2" calcext:value-type="currency">
            <text:p>3.20 €</text:p>
          </table:table-cell>
          <table:table-cell table:formula="of:=[.D24]*ROUNDUP([.C24]*[.B24])" office:value-type="currency" office:currency="EUR" office:value="9.6" calcext:value-type="currency">
            <text:p>9.60 €</text:p>
          </table:table-cell>
          <table:table-cell/>
        </table:table-row>
        <table:table-row table:style-name="ro1">
          <table:table-cell office:value-type="string" calcext:value-type="string">
            <text:p>Breze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5" calcext:value-type="currency">
            <text:p>0.65 €</text:p>
          </table:table-cell>
          <table:table-cell table:formula="of:=[.D25]*ROUNDUP([.C25]*[.B25])" office:value-type="currency" office:currency="EUR" office:value="13" calcext:value-type="currency">
            <text:p>13.00 €</text:p>
          </table:table-cell>
          <table:table-cell/>
        </table:table-row>
        <table:table-row table:style-name="ro1">
          <table:table-cell office:value-type="string" calcext:value-type="string">
            <text:p>Sen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.49 €</text:p>
          </table:table-cell>
          <table:table-cell table:formula="of:=[.D26]*[.C26]*[.B26]" office:value-type="currency" office:currency="EUR" office:value="1.47" calcext:value-type="currency">
            <text:p>1.47 €</text:p>
          </table:table-cell>
          <table:table-cell/>
        </table:table-row>
        <table:table-row table:style-name="ro1">
          <table:table-cell office:value-type="string" calcext:value-type="string">
            <text:p>Kartoffelsala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49" calcext:value-type="currency">
            <text:p>1.49 €</text:p>
          </table:table-cell>
          <table:table-cell table:formula="of:=[.D27]*[.C27]*[.B27]" office:value-type="currency" office:currency="EUR" office:value="4.47" calcext:value-type="currency">
            <text:p>4.47 €</text:p>
          </table:table-cell>
          <table:table-cell/>
        </table:table-row>
        <table:table-row table:style-name="ro2">
          <table:table-cell office:value-type="string" calcext:value-type="string">
            <text:p>Biertasting (5L Kasten Eigenbrau + halber Kasten dive + 2 teur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38" calcext:value-type="currency">
            <text:p>38.00 €</text:p>
          </table:table-cell>
          <table:table-cell table:formula="of:=[.B28]*[.C28]*[.D28]" office:value-type="currency" office:currency="EUR" office:value="38" calcext:value-type="currency">
            <text:p>38.00 €</text:p>
          </table:table-cell>
          <table:table-cell/>
        </table:table-row>
        <table:table-row table:style-name="ro2">
          <table:table-cell office:value-type="string" calcext:value-type="string">
            <text:p>löslicher Kaff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4.99" calcext:value-type="currency">
            <text:p>4.99 €</text:p>
          </table:table-cell>
          <table:table-cell table:formula="of:=[.D29]*[.C29]*[.B29]" office:value-type="currency" office:currency="EUR" office:value="4.99" calcext:value-type="currency">
            <text:p>4.99 €</text:p>
          </table:table-cell>
          <table:table-cell/>
        </table:table-row>
        <table:table-row table:style-name="ro2">
          <table:table-cell office:value-type="string" calcext:value-type="string">
            <text:p>Obatzter <text:s/>(600g Camembert 250g Butter 4 Zwiebeln Paprika edelsüss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currency" office:currency="EUR" office:value="8.9" calcext:value-type="currency">
            <text:p>8.90 €</text:p>
          </table:table-cell>
          <table:table-cell table:formula="of:=SUM([.E23:.E31])" office:value-type="float" office:value="122.37" calcext:value-type="float">
            <text:p>122.37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Gewinn</text:p>
          </table:table-cell>
          <table:table-cell table:number-columns-repeated="2"/>
          <table:table-cell table:style-name="Default"/>
          <table:table-cell table:style-name="ce3" table:formula="of:=[.E2]-SUM([.E8:.E31])" office:value-type="currency" office:currency="EUR" office:value="476.1876" calcext:value-type="currency">
            <text:p>476.19 €</text:p>
          </table:table-cell>
          <table:table-cell/>
        </table:table-row>
      </table:table>
      <table:table table:name="Braugeräte" table:style-name="ta1"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Menge</text:p>
          </table:table-cell>
          <table:table-cell/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Heizplatten ( Heizplatte 2000W, Heizplatte 1500W )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opf 15L (Topf d=30cm h=20cm 14,15cm→10L 11,3cm-&gt;8L , Topf d=28cm, h=25cm 13cm→8L 16,24cm→10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imer 20L Lebensmittelecht (Eimer mit Hahn, Eimer ohne Hahn)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Einwegthermometer 0 – 100°C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Schaumlöffel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Messbecher 2L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Sieb mit d=30cm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<text:s/>Stoffwindeln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richter für Flasche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erspind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d N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serkoch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iritus in Sprühflasche zur Desinfek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ritze 100m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ühlbox für E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age 1g-3kg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Schale zum Hopfenabwiegen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eelöff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lle Zellstofftüch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üch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rlängerungskab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hrfachsteckdose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opfuntersetzer</text:p>
          </table:table-cell>
        </table:table-row>
        <table:table-row table:style-name="ro1">
          <table:table-cell table:formula="of:=['Kosten 17.11.2018'.$B$4]*2" office:value-type="float" office:value="8" calcext:value-type="float">
            <text:p>8</text:p>
          </table:table-cell>
          <table:table-cell office:value-type="string" calcext:value-type="string">
            <text:p>5L Wasserkäst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ssstab für Füllhöhe Eimer/Töpfe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Eis 2L/Topf</text:p>
          </table:table-cell>
        </table:table-row>
        <table:table-row table:style-name="ro1">
          <table:table-cell/>
          <table:table-cell office:value-type="string" calcext:value-type="string">
            <text:p>Leberkäse (220g/Person)</text:p>
          </table:table-cell>
        </table:table-row>
        <table:table-row table:style-name="ro1">
          <table:table-cell/>
          <table:table-cell office:value-type="string" calcext:value-type="string">
            <text:p>Kartoffelsalat (160g/person)</text:p>
          </table:table-cell>
        </table:table-row>
        <table:table-row table:style-name="ro1">
          <table:table-cell/>
          <table:table-cell office:value-type="string" calcext:value-type="string">
            <text:p>Angemachter Käse (50g/Person)</text:p>
          </table:table-cell>
        </table:table-row>
        <table:table-row table:style-name="ro1">
          <table:table-cell/>
          <table:table-cell office:value-type="string" calcext:value-type="string">
            <text:p>Brot (330g/Person)</text:p>
          </table:table-cell>
        </table:table-row>
        <table:table-row table:style-name="ro1">
          <table:table-cell/>
          <table:table-cell office:value-type="string" calcext:value-type="string">
            <text:p>Bier (1L/Person)</text:p>
          </table:table-cell>
        </table:table-row>
        <table:table-row table:style-name="ro1">
          <table:table-cell/>
          <table:table-cell office:value-type="string" calcext:value-type="string">
            <text:p>Senf (1 Tube pro Person, eine süsse einen scharf)</text:p>
          </table:table-cell>
        </table:table-row>
        <table:table-row table:style-name="ro1">
          <table:table-cell/>
          <table:table-cell office:value-type="string" calcext:value-type="string">
            <text:p>Brotmesser</text:p>
          </table:table-cell>
        </table:table-row>
        <table:table-row table:style-name="ro1">
          <table:table-cell/>
          <table:table-cell office:value-type="string" calcext:value-type="string">
            <text:p>grosse Löffel</text:p>
          </table:table-cell>
        </table:table-row>
        <table:table-row table:style-name="ro1">
          <table:table-cell/>
          <table:table-cell office:value-type="string" calcext:value-type="string">
            <text:p>Malz (2,5kg / Station 10L)</text:p>
          </table:table-cell>
        </table:table-row>
        <table:table-row table:style-name="ro1">
          <table:table-cell/>
          <table:table-cell office:value-type="string" calcext:value-type="string">
            <text:p>Hefe (2 Beutel auf 400ml Würze)</text:p>
          </table:table-cell>
        </table:table-row>
        <table:table-row table:style-name="ro1">
          <table:table-cell/>
          <table:table-cell office:value-type="string" calcext:value-type="string">
            <text:p>Hopfen</text:p>
          </table:table-cell>
        </table:table-row>
        <table:table-row table:style-name="ro2">
          <table:table-cell/>
          <table:table-cell office:value-type="string" calcext:value-type="string">
            <text:p>löslicher Kaffee</text:p>
          </table:table-cell>
        </table:table-row>
      </table:table>
      <table:table table:name="Vorbereitung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6 Monate vorher</text:p>
          </table:table-cell>
          <table:table-cell office:value-type="string" calcext:value-type="string">
            <text:p>Raum Mieten</text:p>
          </table:table-cell>
        </table:table-row>
        <table:table-row table:style-name="ro1">
          <table:table-cell/>
          <table:table-cell office:value-type="string" calcext:value-type="string">
            <text:p>Versicherung beantragen</text:p>
          </table:table-cell>
        </table:table-row>
        <table:table-row table:style-name="ro1">
          <table:table-cell/>
          <table:table-cell office:value-type="string" calcext:value-type="string">
            <text:p>Werbung schalt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Monate vorher</text:p>
          </table:table-cell>
          <table:table-cell office:value-type="string" calcext:value-type="string">
            <text:p>Bier für Kurs brauen</text:p>
          </table:table-cell>
        </table:table-row>
        <table:table-row table:style-name="ro1">
          <table:table-cell/>
          <table:table-cell office:value-type="string" calcext:value-type="string">
            <text:p>Reservierungen prüf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Monat vorher</text:p>
          </table:table-cell>
          <table:table-cell office:value-type="string" calcext:value-type="string">
            <text:p>Zahlungseingang prüf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Wochen vorher</text:p>
          </table:table-cell>
          <table:table-cell office:value-type="string" calcext:value-type="string">
            <text:p>Skripte bestellen</text:p>
          </table:table-cell>
        </table:table-row>
        <table:table-row table:style-name="ro1">
          <table:table-cell/>
          <table:table-cell office:value-type="string" calcext:value-type="string">
            <text:p>Brau Zutaten bestell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Woche vorher</text:p>
          </table:table-cell>
          <table:table-cell office:value-type="string" calcext:value-type="string">
            <text:p>Wasser kaufen</text:p>
          </table:table-cell>
        </table:table-row>
        <table:table-row table:style-name="ro1">
          <table:table-cell/>
          <table:table-cell office:value-type="string" calcext:value-type="string">
            <text:p>Schlüssel Raum hol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Tage vorher </text:p>
          </table:table-cell>
          <table:table-cell office:value-type="string" calcext:value-type="string">
            <text:p>Malz mischen</text:p>
          </table:table-cell>
        </table:table-row>
        <table:table-row table:style-name="ro1">
          <table:table-cell/>
          <table:table-cell office:value-type="string" calcext:value-type="string">
            <text:p>Brot bestellen</text:p>
          </table:table-cell>
        </table:table-row>
        <table:table-row table:style-name="ro1">
          <table:table-cell/>
          <table:table-cell office:value-type="string" calcext:value-type="string">
            <text:p>Leberkäse bestellen</text:p>
          </table:table-cell>
        </table:table-row>
        <table:table-row table:style-name="ro1">
          <table:table-cell/>
          <table:table-cell office:value-type="string" calcext:value-type="string">
            <text:p>Senf kaufen</text:p>
          </table:table-cell>
        </table:table-row>
        <table:table-row table:style-name="ro1">
          <table:table-cell/>
          <table:table-cell office:value-type="string" calcext:value-type="string">
            <text:p>Kartoffelsalat kaufen</text:p>
          </table:table-cell>
        </table:table-row>
        <table:table-row table:style-name="ro1">
          <table:table-cell/>
          <table:table-cell office:value-type="string" calcext:value-type="string">
            <text:p>Bier kaufen</text:p>
          </table:table-cell>
        </table:table-row>
        <table:table-row table:style-name="ro1">
          <table:table-cell/>
          <table:table-cell office:value-type="string" calcext:value-type="string">
            <text:p>Obatzer Zutaten kaufen</text:p>
          </table:table-cell>
        </table:table-row>
        <table:table-row table:style-name="ro1">
          <table:table-cell/>
          <table:table-cell office:value-type="string" calcext:value-type="string">
            <text:p>Eis herstellen: 2L pro Kochtopf in Messbech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Tag vorher</text:p>
          </table:table-cell>
          <table:table-cell office:value-type="string" calcext:value-type="string">
            <text:p>zusammen packen</text:p>
          </table:table-cell>
        </table:table-row>
        <table:table-row table:style-name="ro1">
          <table:table-cell/>
          <table:table-cell office:value-type="string" calcext:value-type="string">
            <text:p>Obatzer herstellen</text:p>
          </table:table-cell>
        </table:table-row>
        <table:table-row table:style-name="ro1">
          <table:table-cell/>
          <table:table-cell office:value-type="string" calcext:value-type="string">
            <text:p>Ausdrucken: Bewertung, Teilnahmebestätigung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Kurstag</text:p>
          </table:table-cell>
          <table:table-cell/>
        </table:table-row>
        <table:table-row table:style-name="ro2">
          <table:table-cell table:style-name="ce4" office:value-type="string" calcext:value-type="string">
            <text:p>7:30 Uhr</text:p>
          </table:table-cell>
          <table:table-cell office:value-type="string" calcext:value-type="string">
            <text:p>Sachen is auto packen</text:p>
          </table:table-cell>
        </table:table-row>
        <table:table-row table:style-name="ro2">
          <table:table-cell table:style-name="ce4" office:value-type="string" calcext:value-type="string">
            <text:p>8:00 Uhr</text:p>
          </table:table-cell>
          <table:table-cell office:value-type="string" calcext:value-type="string">
            <text:p>Kursraum herrichten</text:p>
          </table:table-cell>
        </table:table-row>
        <table:table-row table:style-name="ro2">
          <table:table-cell office:value-type="string" calcext:value-type="string">
            <text:p>9:00 Uhr</text:p>
          </table:table-cell>
          <table:table-cell office:value-type="string" calcext:value-type="string">
            <text:p>Kursbeginn – Vorstellung Einleitung – Gschichte braugeräte</text:p>
          </table:table-cell>
        </table:table-row>
        <table:table-row table:style-name="ro2">
          <table:table-cell office:value-type="string" calcext:value-type="string">
            <text:p>9:30 Uhr</text:p>
          </table:table-cell>
          <table:table-cell office:value-type="string" calcext:value-type="string">
            <text:p>Start des Brauens Wasser einfüllen in Toepfe</text:p>
          </table:table-cell>
        </table:table-row>
        <table:table-row table:style-name="ro2">
          <table:table-cell office:value-type="string" calcext:value-type="string">
            <text:p>10:30 Uhr</text:p>
          </table:table-cell>
          <table:table-cell office:value-type="string" calcext:value-type="string">
            <text:p>Leberkäse in den Ofen</text:p>
          </table:table-cell>
        </table:table-row>
        <table:table-row table:style-name="ro2">
          <table:table-cell office:value-type="string" calcext:value-type="string">
            <text:p>11:40 Uhr</text:p>
          </table:table-cell>
          <table:table-cell office:value-type="string" calcext:value-type="string">
            <text:p>Läutern</text:p>
          </table:table-cell>
        </table:table-row>
        <table:table-row table:style-name="ro2">
          <table:table-cell office:value-type="string" calcext:value-type="string">
            <text:p>12:51 Uhr</text:p>
          </table:table-cell>
          <table:table-cell office:value-type="string" calcext:value-type="string">
            <text:p>Töpfe zum Kochen auf Herd wieder</text:p>
          </table:table-cell>
        </table:table-row>
        <table:table-row table:style-name="ro2">
          <table:table-cell office:value-type="string" calcext:value-type="string">
            <text:p>13:40 Uhr</text:p>
          </table:table-cell>
          <table:table-cell office:value-type="string" calcext:value-type="string">
            <text:p>Würze kocht</text:p>
          </table:table-cell>
        </table:table-row>
        <table:table-row table:style-name="ro2">
          <table:table-cell office:value-type="string" calcext:value-type="string">
            <text:p>15:00 Uhr</text:p>
          </table:table-cell>
          <table:table-cell office:value-type="string" calcext:value-type="string">
            <text:p>filtern</text:p>
          </table:table-cell>
        </table:table-row>
        <table:table-row table:style-name="ro2">
          <table:table-cell office:value-type="string" calcext:value-type="string">
            <text:p>15:30 Uhr</text:p>
          </table:table-cell>
          <table:table-cell office:value-type="string" calcext:value-type="string">
            <text:p>Hefe ansetzen, Eis in Würze, abkühlen</text:p>
          </table:table-cell>
        </table:table-row>
        <table:table-row table:style-name="ro2">
          <table:table-cell office:value-type="string" calcext:value-type="string">
            <text:p>16:00 Uhr</text:p>
          </table:table-cell>
          <table:table-cell office:value-type="string" calcext:value-type="string">
            <text:p>Hefe in Würze bzw in 0,5l Petflaschen</text:p>
          </table:table-cell>
        </table:table-row>
        <table:table-row table:style-name="ro2">
          <table:table-cell office:value-type="string" calcext:value-type="string">
            <text:p>16:30 Uhr</text:p>
          </table:table-cell>
          <table:table-cell office:value-type="string" calcext:value-type="string">
            <text:p>Aufräumen</text:p>
          </table:table-cell>
        </table:table-row>
        <table:table-row table:style-name="ro2">
          <table:table-cell office:value-type="string" calcext:value-type="string">
            <text:p>17:00 Uhr</text:p>
          </table:table-cell>
          <table:table-cell office:value-type="string" calcext:value-type="string">
            <text:p>fertig</text:p>
          </table:table-cell>
        </table:table-row>
        <table:table-row table:style-name="ro2">
          <table:table-cell office:value-type="string" calcext:value-type="string">
            <text:p>17:30 Uhr</text:p>
          </table:table-cell>
          <table:table-cell office:value-type="string" calcext:value-type="string">
            <text:p>Aufräumen zu hause und sachen abspülen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 table:formula="of:=15+15+130+70+60+70+30+30" office:value-type="float" office:value="420" calcext:value-type="float">
            <text:p>420</text:p>
          </table:table-cell>
          <table:table-cell office:value-type="string" calcext:value-type="string">
            <text:p>Minuten Kurs</text:p>
          </table:table-cell>
        </table:table-row>
      </table:table>
      <table:table table:name="Kosten 12.01.201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Menge benötigt</text:p>
          </table:table-cell>
          <table:table-cell office:value-type="string" calcext:value-type="string">
            <text:p>Menge anteilig</text:p>
          </table:table-cell>
          <table:table-cell table:style-name="Default" office:value-type="string" calcext:value-type="string">
            <text:p>Einzelpre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lnehmer Anzah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0" calcext:value-type="currency">
            <text:p>50.00 €</text:p>
          </table:table-cell>
          <table:table-cell table:style-name="ce3" table:formula="of:=[.D2]*[.C2]*[.B2]" office:value-type="currency" office:currency="EUR" office:value="600" calcext:value-type="currency">
            <text:p>600.00 €</text:p>
          </table:table-cell>
          <table:table-cell/>
        </table:table-row>
        <table:table-row table:style-name="ro1">
          <table:table-cell office:value-type="string" calcext:value-type="string">
            <text:p>Lehr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chstationen</text:p>
          </table:table-cell>
          <table:table-cell table:formula="of:=ROUND([.B2]/4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Infrastruktur</text:p>
          </table:table-cell>
          <table:table-cell table:style-name="ce1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aum anmie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.00 €</text:p>
          </table:table-cell>
          <table:table-cell table:formula="of:=[.C8]*[.D8]*[.B8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 office:value-type="string" calcext:value-type="string">
            <text:p>Versicherung Veranstaltungshaftpflicht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currency" office:currency="EUR" office:value="85" calcext:value-type="currency">
            <text:p>85.00 €</text:p>
          </table:table-cell>
          <table:table-cell table:formula="of:=[.C9]*[.D9]*[.B9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 office:value-type="string" calcext:value-type="string">
            <text:p>Unterlagen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.6" calcext:value-type="currency">
            <text:p>6.60 €</text:p>
          </table:table-cell>
          <table:table-cell table:formula="of:=[.D10]*[.C10]*[.B10]" office:value-type="currency" office:currency="EUR" office:value="85.8" calcext:value-type="currency">
            <text:p>85.80 €</text:p>
          </table:table-cell>
          <table:table-cell table:style-name="ce2" table:formula="of:=SUM([.E8:.E10])" office:value-type="currency" office:currency="EUR" office:value="85.8" calcext:value-type="currency">
            <text:p>85.80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Brauzutaten</text:p>
          </table:table-cell>
          <table:table-cell table:style-name="ce1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alz Wiener [kg]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currency" office:currency="EUR" office:value="1.92" calcext:value-type="currency">
            <text:p>1.92 €</text:p>
          </table:table-cell>
          <table:table-cell table:formula="of:=[.D13]*[.C13]*[.B13]" office:value-type="currency" office:currency="EUR" office:value="10.08" calcext:value-type="currency">
            <text:p>10.08 €</text:p>
          </table:table-cell>
          <table:table-cell/>
        </table:table-row>
        <table:table-row table:style-name="ro1">
          <table:table-cell office:value-type="string" calcext:value-type="string">
            <text:p>Malz Pilsener [kg]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currency" office:currency="EUR" office:value="1.98" calcext:value-type="currency">
            <text:p>1.98 €</text:p>
          </table:table-cell>
          <table:table-cell table:formula="of:=[.D14]*[.C14]*[.B14]" office:value-type="currency" office:currency="EUR" office:value="5.346" calcext:value-type="currency">
            <text:p>5.35 €</text:p>
          </table:table-cell>
          <table:table-cell/>
        </table:table-row>
        <table:table-row table:style-name="ro1">
          <table:table-cell office:value-type="string" calcext:value-type="string">
            <text:p>Hopfen Magnum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3/100" office:value-type="float" office:value="0.03" calcext:value-type="float">
            <text:p>0.03</text:p>
          </table:table-cell>
          <table:table-cell office:value-type="currency" office:currency="EUR" office:value="4.49" calcext:value-type="currency">
            <text:p>4.49 €</text:p>
          </table:table-cell>
          <table:table-cell table:formula="of:=[.D15]*[.C15]*[.B15]" office:value-type="currency" office:currency="EUR" office:value="0.4041" calcext:value-type="currency">
            <text:p>0.40 €</text:p>
          </table:table-cell>
          <table:table-cell/>
        </table:table-row>
        <table:table-row table:style-name="ro1">
          <table:table-cell office:value-type="string" calcext:value-type="string">
            <text:p>Hopfen Cascade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15/100" office:value-type="float" office:value="0.15" calcext:value-type="float">
            <text:p>0.15</text:p>
          </table:table-cell>
          <table:table-cell office:value-type="currency" office:currency="EUR" office:value="5.49" calcext:value-type="currency">
            <text:p>5.49 €</text:p>
          </table:table-cell>
          <table:table-cell table:formula="of:=[.D16]*[.C16]*[.B16]" office:value-type="currency" office:currency="EUR" office:value="2.4705" calcext:value-type="currency">
            <text:p>2.47 €</text:p>
          </table:table-cell>
          <table:table-cell/>
        </table:table-row>
        <table:table-row table:style-name="ro1">
          <table:table-cell office:value-type="string" calcext:value-type="string">
            <text:p>Hopfen Spalter Select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11/100" office:value-type="float" office:value="0.11" calcext:value-type="float">
            <text:p>0.11</text:p>
          </table:table-cell>
          <table:table-cell office:value-type="currency" office:currency="EUR" office:value="4.89" calcext:value-type="currency">
            <text:p>4.89 €</text:p>
          </table:table-cell>
          <table:table-cell table:formula="of:=[.D17]*[.C17]*[.B17]" office:value-type="currency" office:currency="EUR" office:value="1.6137" calcext:value-type="currency">
            <text:p>1.61 €</text:p>
          </table:table-cell>
          <table:table-cell/>
        </table:table-row>
        <table:table-row table:style-name="ro1">
          <table:table-cell office:value-type="string" calcext:value-type="string">
            <text:p>Hefe Packung</text:p>
          </table:table-cell>
          <table:table-cell table:formula="of:=[.$B$4]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currency" office:currency="EUR" office:value="3.5" calcext:value-type="currency">
            <text:p>3.50 €</text:p>
          </table:table-cell>
          <table:table-cell table:formula="of:=[.D18]*ROUNDUP([.C18]*[.B18])" office:value-type="currency" office:currency="EUR" office:value="7" calcext:value-type="currency">
            <text:p>7.00 €</text:p>
          </table:table-cell>
          <table:table-cell/>
        </table:table-row>
        <table:table-row table:style-name="ro1">
          <table:table-cell office:value-type="string" calcext:value-type="string">
            <text:p>Vers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5.99" calcext:value-type="currency">
            <text:p>5.99 €</text:p>
          </table:table-cell>
          <table:table-cell table:formula="of:=[.D19]*[.C19]*[.B19]" office:value-type="currency" office:currency="EUR" office:value="5.99" calcext:value-type="currency">
            <text:p>5.99 €</text:p>
          </table:table-cell>
          <table:table-cell/>
        </table:table-row>
        <table:table-row table:style-name="ro1">
          <table:table-cell office:value-type="string" calcext:value-type="string">
            <text:p>Wasserbehälter 5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79" calcext:value-type="currency">
            <text:p>0.79 €</text:p>
          </table:table-cell>
          <table:table-cell table:formula="of:=[.D20]*[.C20]*[.B20]" office:value-type="currency" office:currency="EUR" office:value="0" calcext:value-type="currency">
            <text:p>0.00 €</text:p>
          </table:table-cell>
          <table:table-cell table:style-name="ce2" table:formula="of:=SUM([.E13:.E20])" office:value-type="currency" office:currency="EUR" office:value="32.9043" calcext:value-type="currency">
            <text:p>32.90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Esse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eberkäse</text:p>
          </table:table-cell>
          <table:table-cell table:formula="of:=[.$B$2]+[.$B$3]" office:value-type="float" office:value="14" calcext:value-type="float">
            <text:p>14</text:p>
          </table:table-cell>
          <table:table-cell office:value-type="float" office:value="0.23" calcext:value-type="float">
            <text:p>0.23</text:p>
          </table:table-cell>
          <table:table-cell office:value-type="currency" office:currency="EUR" office:value="4.72" calcext:value-type="currency">
            <text:p>4.72 €</text:p>
          </table:table-cell>
          <table:table-cell table:formula="of:=[.D23]*ROUNDUP([.C23]*[.B23])" office:value-type="currency" office:currency="EUR" office:value="18.88" calcext:value-type="currency">
            <text:p>18.88 €</text:p>
          </table:table-cell>
          <table:table-cell/>
        </table:table-row>
        <table:table-row table:style-name="ro1">
          <table:table-cell office:value-type="string" calcext:value-type="string">
            <text:p>B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2" calcext:value-type="currency">
            <text:p>3.20 €</text:p>
          </table:table-cell>
          <table:table-cell table:formula="of:=[.D24]*ROUNDUP([.C24]*[.B24])" office:value-type="currency" office:currency="EUR" office:value="9.6" calcext:value-type="currency">
            <text:p>9.60 €</text:p>
          </table:table-cell>
          <table:table-cell/>
        </table:table-row>
        <table:table-row table:style-name="ro1">
          <table:table-cell office:value-type="string" calcext:value-type="string">
            <text:p>Brezen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5" calcext:value-type="currency">
            <text:p>0.65 €</text:p>
          </table:table-cell>
          <table:table-cell table:formula="of:=[.B25]*[.C25]*[.D25]" office:value-type="currency" office:currency="EUR" office:value="10.4" calcext:value-type="currency">
            <text:p>10.40 €</text:p>
          </table:table-cell>
          <table:table-cell/>
        </table:table-row>
        <table:table-row table:style-name="ro2">
          <table:table-cell office:value-type="string" calcext:value-type="string">
            <text:p>Sen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.49 €</text:p>
          </table:table-cell>
          <table:table-cell table:formula="of:=[.D26]*[.C26]*[.B26]" office:value-type="currency" office:currency="EUR" office:value="0.49" calcext:value-type="currency">
            <text:p>0.49 €</text:p>
          </table:table-cell>
          <table:table-cell/>
        </table:table-row>
        <table:table-row table:style-name="ro2">
          <table:table-cell office:value-type="string" calcext:value-type="string">
            <text:p>Senf süß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.49 €</text:p>
          </table:table-cell>
          <table:table-cell table:formula="of:=[.D27]*[.C27]*[.B27]" office:value-type="currency" office:currency="EUR" office:value="0.49" calcext:value-type="currency">
            <text:p>0.49 €</text:p>
          </table:table-cell>
          <table:table-cell/>
        </table:table-row>
        <table:table-row table:style-name="ro2">
          <table:table-cell office:value-type="string" calcext:value-type="string">
            <text:p>Kartoffelsal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49" calcext:value-type="currency">
            <text:p>1.49 €</text:p>
          </table:table-cell>
          <table:table-cell table:formula="of:=[.D28]*[.C28]*[.B28]" office:value-type="currency" office:currency="EUR" office:value="2.98" calcext:value-type="currency">
            <text:p>2.98 €</text:p>
          </table:table-cell>
          <table:table-cell/>
        </table:table-row>
        <table:table-row table:style-name="ro1">
          <table:table-cell office:value-type="string" calcext:value-type="string">
            <text:p>Biertasting (5L Kasten Eigenbrau + halber Kasten dive + 2 teur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18.95" calcext:value-type="currency">
            <text:p>18.95 €</text:p>
          </table:table-cell>
          <table:table-cell table:formula="of:=[.B29]*[.C29]*[.D29]" office:value-type="currency" office:currency="EUR" office:value="18.95" calcext:value-type="currency">
            <text:p>18.95 €</text:p>
          </table:table-cell>
          <table:table-cell/>
        </table:table-row>
        <table:table-row table:style-name="ro2">
          <table:table-cell office:value-type="string" calcext:value-type="string">
            <text:p>löslicher Kaff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.99" calcext:value-type="currency">
            <text:p>4.99 €</text:p>
          </table:table-cell>
          <table:table-cell table:formula="of:=[.D30]*[.C30]*[.B30]" office:value-type="currency" office:currency="EUR" office:value="0" calcext:value-type="currency">
            <text:p>0.00 €</text:p>
          </table:table-cell>
          <table:table-cell table:style-name="ce2" table:formula="of:=SUM([.E23:.E32])" office:value-type="currency" office:currency="EUR" office:value="66.29" calcext:value-type="currency">
            <text:p>66.29 €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member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75" calcext:value-type="float">
            <text:p>0.75</text:p>
          </table:table-cell>
          <table:table-cell table:formula="of:=[.B32]*[.C32]*[.D32]" office:value-type="currency" office:currency="EUR" office:value="4.5" calcext:value-type="currency">
            <text:p>4.50 €</text:p>
          </table:table-cell>
          <table:table-cell/>
        </table:table-row>
        <table:table-row table:style-name="ro2">
          <table:table-cell office:value-type="string" calcext:value-type="string">
            <text:p>Bri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19" calcext:value-type="float">
            <text:p>1.19</text:p>
          </table:table-cell>
          <table:table-cell table:formula="of:=[.B33]*[.C33]*[.D33]" office:value-type="currency" office:currency="EUR" office:value="2.38" calcext:value-type="currency">
            <text:p>2.38 €</text:p>
          </table:table-cell>
          <table:table-cell/>
        </table:table-row>
        <table:table-row table:style-name="ro2">
          <table:table-cell office:value-type="string" calcext:value-type="string">
            <text:p>Butt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.69" calcext:value-type="float">
            <text:p>1.69</text:p>
          </table:table-cell>
          <table:table-cell table:formula="of:=[.B34]*[.C34]*[.D34]" office:value-type="currency" office:currency="EUR" office:value="1.69" calcext:value-type="currency">
            <text:p>1.69 €</text:p>
          </table:table-cell>
          <table:table-cell/>
        </table:table-row>
        <table:table-row table:style-name="ro2">
          <table:table-cell office:value-type="string" calcext:value-type="string">
            <text:p>Gewürz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formula="of:=[.B35]*[.C35]*[.D35]" office:value-type="currency" office:currency="EUR" office:value="0" calcext:value-type="currency">
            <text:p>0.00 €</text:p>
          </table:table-cell>
          <table:table-cell/>
        </table:table-row>
        <table:table-row table:style-name="ro2">
          <table:table-cell office:value-type="string" calcext:value-type="string">
            <text:p>Zwiebel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B36]*[.C36]*[.D36]" office:value-type="currency" office:currency="EUR" office:value="0" calcext:value-type="currency">
            <text:p>0.00 €</text:p>
          </table:table-cell>
          <table:table-cell table:style-name="ce2" table:formula="of:=SUM([.E32:.E36])" office:value-type="currency" office:currency="EUR" office:value="8.57" calcext:value-type="currency">
            <text:p>8.57 €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Sonstiges</text:p>
          </table:table-cell>
          <table:table-cell table:number-columns-repeated="2"/>
          <table:table-cell table:style-name="Default" table:number-columns-repeated="2"/>
          <table:table-cell table:formula="of:=1.99*3" office:value-type="float" office:value="5.97" calcext:value-type="float">
            <text:p>5.97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style-name="ce2" table:formula="of:=SUM([.F10:.F36])" office:value-type="currency" office:currency="EUR" office:value="193.5643" calcext:value-type="currency">
            <text:p>193.56 €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office:value-type="string" calcext:value-type="string">
            <text:p>Gewinn</text:p>
          </table:table-cell>
          <table:table-cell table:style-name="ce2" table:formula="of:=[.E2]-[.F40]" office:value-type="currency" office:currency="EUR" office:value="406.4357" calcext:value-type="currency">
            <text:p>406.44 €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0">00.00.0000</text:date>, <text:time style:data-style-name="N2" text:time-value="22:10:59.80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0:52:48.055000000</meta:creation-date>
    <dc:date>2019-03-10T22:22:43.388000000</dc:date>
    <meta:editing-duration>PT2H53M25S</meta:editing-duration>
    <meta:editing-cycles>51</meta:editing-cycles>
    <meta:generator>LibreOffice/6.1.0.3$Windows_X86_64 LibreOffice_project/efb621ed25068d70781dc026f7e9c5187a4decd1</meta:generator>
    <meta:document-statistic meta:table-count="5" meta:cell-count="526" meta:object-count="0"/>
  </office:meta>
</office:document-meta>
</file>